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168" officeooo:paragraph-rsid="0004f168"/>
    </style:style>
    <style:style style:name="P2" style:family="paragraph" style:parent-style-name="Standard">
      <style:text-properties fo:font-weight="bold" officeooo:rsid="0004f168" officeooo:paragraph-rsid="0004f16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ssist.network heroku deployment</text:h>
      <text:p text:style-name="P1"></text:p>
      <text:p text:style-name="P2">wget -O- https://toolbelt.heroku.com/install-ubuntu.sh | sh </text:p>
      <text:p text:style-name="P2">git clone https://github.com/heroku/ruby-getting-started.git</text:p>
      <text:p text:style-name="P2">cd ruby-getting-started</text:p>
      <text:p text:style-name="P1"><text:span text:style-name="T1">rvm install ruby-2.2.3</text:span> # ha kell!</text:p>
      <text:p text:style-name="P1">Creating powerful-journey-8901... done, stack is cedar-14</text:p>
      <text:p text:style-name="P1">https://powerful-journey-8901.herokuapp.com/ | https://git.heroku.com/powerful-journey-8901.git</text:p>
      <text:p text:style-name="P1"></text:p>
      <text:p text:style-name="P1"><text:span text:style-name="T1">git push heroku master</text:span> # ha ott akarjuk a kódot tárolni, de bekötöttem a github assist.network-ből az an-backend-et, szóval ci tud majd onnan dolgozni.</text:p>
      <text:p text:style-name="P1">Counting objects: 253, done.</text:p>
      <text:p text:style-name="P1">Delta compression using up to 4 threads.</text:p>
      <text:p text:style-name="P1">Compressing objects: 100% (155/155), done.</text:p>
      <text:p text:style-name="P1">Writing objects: 100% (253/253), 49.27 KiB | 0 bytes/s, done.</text:p>
      <text:p text:style-name="P1">Total 253 (delta 76), reused 253 (delta 76)</text:p>
      <text:p text:style-name="P1">remote: Compressing source files... done.</text:p>
      <text:p text:style-name="P1">remote: Building source:</text:p>
      <text:p text:style-name="P1">remote: </text:p>
      <text:p text:style-name="P1">remote: -----&gt; Ruby app detected</text:p>
      <text:p text:style-name="P1">remote: -----&gt; Compiling Ruby/Rails</text:p>
      <text:p text:style-name="P1">remote: -----&gt; Using Ruby version: ruby-2.2.3</text:p>
      <text:p text:style-name="P1">remote: -----&gt; Installing dependencies using bundler 1.9.7</text:p>
      <text:p text:style-name="P1">remote: <text:s text:c="7"/>Running: bundle install --without development:test --path vendor/bundle --binstubs vendor/bundle/bin -j4 --deployment</text:p>
      <text:p text:style-name="P1">remote: <text:s text:c="7"/>Fetching gem metadata from https://rubygems.org/...........</text:p>
      <text:p text:style-name="P1">remote: <text:s text:c="7"/>Fetching version metadata from https://rubygems.org/...</text:p>
      <text:p text:style-name="P1">remote: <text:s text:c="7"/>Fetching dependency metadata from https://rubygems.org/..</text:p>
      <text:p text:style-name="P1">remote: <text:s text:c="7"/>Using rake 10.4.2</text:p>
      <text:p text:style-name="P1">remote: <text:s text:c="7"/>Installing minitest 5.8.0</text:p>
      <text:p text:style-name="P1">remote: <text:s text:c="7"/>Installing thread_safe 0.3.5</text:p>
      <text:p text:style-name="P1">remote: <text:s text:c="7"/>Installing i18n 0.7.0</text:p>
      <text:p text:style-name="P1">remote: <text:s text:c="7"/>Installing builder 3.2.2</text:p>
      <text:p text:style-name="P1">remote: <text:s text:c="7"/>Installing erubis 2.7.0</text:p>
      <text:p text:style-name="P1">remote: <text:s text:c="7"/>Installing json 1.8.3</text:p>
      <text:p text:style-name="P1">remote: <text:s text:c="7"/>Installing mini_portile 0.6.2</text:p>
      <text:p text:style-name="P1">remote: <text:s text:c="7"/>Installing rack 1.6.4</text:p>
      <text:p text:style-name="P1">remote: <text:s text:c="7"/>Installing mime-types 2.6.1</text:p>
      <text:p text:style-name="P1">remote: <text:s text:c="7"/>Installing arel 6.0.3</text:p>
      <text:p text:style-name="P1">remote: <text:s text:c="7"/>Installing coffee-script-source 1.8.0</text:p>
      <text:p text:style-name="P1">remote: <text:s text:c="7"/>Installing execjs 2.2.2</text:p>
      <text:p text:style-name="P1">remote: <text:s text:c="7"/>Installing thor 0.19.1</text:p>
      <text:p text:style-name="P1">remote: <text:s text:c="7"/>Using bundler 1.9.7</text:p>
      <text:p text:style-name="P1">remote: <text:s text:c="7"/>Installing multi_json 1.11.2</text:p>
      <text:p text:style-name="P1">remote: <text:s text:c="7"/>Installing rails_serve_static_assets 0.0.4</text:p>
      <text:p text:style-name="P1">remote: <text:s text:c="7"/>Installing rails_stdout_logging 0.0.3</text:p>
      <text:p text:style-name="P1">remote: <text:s text:c="7"/>Installing tilt 1.4.1</text:p>
      <text:p text:style-name="P1">remote: <text:s text:c="7"/>Installing sass 3.4.16</text:p>
      <text:p text:style-name="P1">remote: <text:s text:c="7"/>Installing tzinfo 1.2.2</text:p>
      <text:p text:style-name="P1">remote: <text:s text:c="7"/>Installing rdoc 4.1.2</text:p>
      <text:p text:style-name="P1"><text:soft-page-break/>remote: <text:s text:c="7"/>Installing rack-test 0.6.3</text:p>
      <text:p text:style-name="P1">remote: <text:s text:c="7"/>Installing pg 0.17.1</text:p>
      <text:p text:style-name="P1">remote: <text:s text:c="7"/>Installing sprockets 3.3.2</text:p>
      <text:p text:style-name="P1">remote: <text:s text:c="7"/>Installing mail 2.6.3</text:p>
      <text:p text:style-name="P1">remote: <text:s text:c="7"/>Installing coffee-script 2.3.0</text:p>
      <text:p text:style-name="P1">remote: <text:s text:c="7"/>Installing uglifier 2.5.3</text:p>
      <text:p text:style-name="P1">remote: <text:s text:c="7"/>Installing rails_12factor 0.0.3</text:p>
      <text:p text:style-name="P1">remote: <text:s text:c="7"/>Installing activesupport 4.2.3</text:p>
      <text:p text:style-name="P1">remote: <text:s text:c="7"/>Installing sdoc 0.4.1</text:p>
      <text:p text:style-name="P1">remote: <text:s text:c="7"/>Installing puma 2.9.1</text:p>
      <text:p text:style-name="P1">remote: <text:s text:c="7"/>Installing rails-deprecated_sanitizer 1.0.3</text:p>
      <text:p text:style-name="P1">remote: <text:s text:c="7"/>Installing globalid 0.3.6</text:p>
      <text:p text:style-name="P1">remote: <text:s text:c="7"/>Installing activemodel 4.2.3</text:p>
      <text:p text:style-name="P1">remote: <text:s text:c="7"/>Installing jbuilder 2.2.5</text:p>
      <text:p text:style-name="P1">remote: <text:s text:c="7"/>Installing activejob 4.2.3</text:p>
      <text:p text:style-name="P1">remote: <text:s text:c="7"/>Installing activerecord 4.2.3</text:p>
      <text:p text:style-name="P1">remote: <text:s text:c="7"/>Installing nokogiri 1.6.6.2</text:p>
      <text:p text:style-name="P1">remote: <text:s text:c="7"/>Installing rails-dom-testing 1.0.7</text:p>
      <text:p text:style-name="P1">remote: <text:s text:c="7"/>Installing loofah 2.0.3</text:p>
      <text:p text:style-name="P1">remote: <text:s text:c="7"/>Installing rails-html-sanitizer 1.0.2</text:p>
      <text:p text:style-name="P1">remote: <text:s text:c="7"/>Installing actionview 4.2.3</text:p>
      <text:p text:style-name="P1">remote: <text:s text:c="7"/>Installing actionpack 4.2.3</text:p>
      <text:p text:style-name="P1">remote: <text:s text:c="7"/>Installing sprockets-rails 2.3.2</text:p>
      <text:p text:style-name="P1">remote: <text:s text:c="7"/>Installing actionmailer 4.2.3</text:p>
      <text:p text:style-name="P1">remote: <text:s text:c="7"/>Installing railties 4.2.3</text:p>
      <text:p text:style-name="P1">remote: <text:s text:c="7"/>Installing coffee-rails 4.0.1</text:p>
      <text:p text:style-name="P1">remote: <text:s text:c="7"/>Installing jquery-rails 3.1.2</text:p>
      <text:p text:style-name="P1">remote: <text:s text:c="7"/>Installing rails 4.2.3</text:p>
      <text:p text:style-name="P1">remote: <text:s text:c="7"/>Installing sass-rails 5.0.3</text:p>
      <text:p text:style-name="P1">remote: <text:s text:c="7"/>Installing turbolinks 2.5.2</text:p>
      <text:p text:style-name="P1">remote: <text:s text:c="7"/>Bundle complete! 12 Gemfile dependencies, 52 gems now installed.</text:p>
      <text:p text:style-name="P1">remote: <text:s text:c="7"/>Gems in the groups development and test were not installed.</text:p>
      <text:p text:style-name="P1">remote: <text:s text:c="7"/>Bundled gems are installed into ./vendor/bundle.</text:p>
      <text:p text:style-name="P1">remote: <text:s text:c="7"/>Post-install message from rdoc:</text:p>
      <text:p text:style-name="P1">remote: <text:s text:c="7"/>Depending on your version of ruby, you may need to install ruby rdoc/ri data:</text:p>
      <text:p text:style-name="P1">remote: <text:s text:c="7"/>&lt;= 1.8.6 : unsupported</text:p>
      <text:p text:style-name="P1">remote: <text:s text:c="7"/>= 1.8.7 : gem install rdoc-data; rdoc-data --install</text:p>
      <text:p text:style-name="P1">remote: <text:s text:c="7"/>= 1.9.1 : gem install rdoc-data; rdoc-data --install</text:p>
      <text:p text:style-name="P1">remote: <text:s text:c="7"/>&gt;= 1.9.2 : nothing to do! Yay!</text:p>
      <text:p text:style-name="P1">remote: <text:s text:c="7"/>Bundle completed (46.85s)</text:p>
      <text:p text:style-name="P1">remote: <text:s text:c="7"/>Cleaning up the bundler cache.</text:p>
      <text:p text:style-name="P1">remote: -----&gt; Preparing app for Rails asset pipeline</text:p>
      <text:p text:style-name="P1">remote: <text:s text:c="7"/>Running: rake assets:precompile</text:p>
      <text:p text:style-name="P1">remote: <text:s text:c="7"/>DEPRECATION WARNING: The configuration option `config.serve_static_assets` has been renamed to `config.serve_static_files` to clarify its role (it merely enables serving everything in the `public` folder and is unrelated to the asset pipeline). The `serve_static_assets` alias will be removed in Rails 5.0. Please migrate your configuration files accordingly. (called from block in &lt;top (required)&gt; at /tmp/build_871b3b29b9afff31e161ead08f379ab3/config/environments/production.rb:23)</text:p>
      <text:p text:style-name="P1">remote: <text:s text:c="7"/>I, [2015-09-16T05:16:56.548101 #983] <text:s/>INFO -- : Writing /tmp/build_871b3b29b9afff31e161ead08f379ab3/public/assets/lang-logo-975635515a3eba8a4dbe12956ddcce29610bf587eba6f72c1a66e6a4c97dce44.png</text:p>
      <text:p text:style-name="P1"><text:soft-page-break/>remote: <text:s text:c="7"/>I, [2015-09-16T05:17:01.765763 #983] <text:s/>INFO -- : Writing /tmp/build_871b3b29b9afff31e161ead08f379ab3/public/assets/application-650bea50ba5b9665918c180b9f26c078231465d32576a0abf9ee2dbd6cbf0dd2.js</text:p>
      <text:p text:style-name="P1">remote: <text:s text:c="7"/>I, [2015-09-16T05:17:01.809247 #983] <text:s/>INFO -- : Writing /tmp/build_871b3b29b9afff31e161ead08f379ab3/public/assets/application-4b3e7d10f15531ed01fb27360f045b1be6bfd6a2788cbe7cba29ebf78f04be4b.css</text:p>
      <text:p text:style-name="P1">remote: <text:s text:c="7"/>Asset precompilation completed (8.04s)</text:p>
      <text:p text:style-name="P1">remote: <text:s text:c="7"/>Cleaning assets</text:p>
      <text:p text:style-name="P1">remote: <text:s text:c="7"/>Running: rake assets:clean</text:p>
      <text:p text:style-name="P1">remote: <text:s text:c="7"/>DEPRECATION WARNING: The configuration option `config.serve_static_assets` has been renamed to `config.serve_static_files` to clarify its role (it merely enables serving everything in the `public` folder and is unrelated to the asset pipeline). The `serve_static_assets` alias will be removed in Rails 5.0. Please migrate your configuration files accordingly. (called from block in &lt;top (required)&gt; at /tmp/build_871b3b29b9afff31e161ead08f379ab3/config/environments/production.rb:23)</text:p>
      <text:p text:style-name="P1">remote: </text:p>
      <text:p text:style-name="P1">remote: -----&gt; Discovering process types</text:p>
      <text:p text:style-name="P1">remote: <text:s text:c="7"/>Procfile declares types -&gt; web</text:p>
      <text:p text:style-name="P1">remote: <text:s text:c="7"/>Default types for Ruby <text:s/>-&gt; console, rake, worker</text:p>
      <text:p text:style-name="P1">remote: </text:p>
      <text:p text:style-name="P1">remote: -----&gt; Compressing... done, 30.2MB</text:p>
      <text:p text:style-name="P1">remote: -----&gt; Launching... done, v5</text:p>
      <text:p text:style-name="P1">remote: <text:s text:c="7"/>https://powerful-journey-8901.herokuapp.com/ deployed to Heroku</text:p>
      <text:p text:style-name="P1">remote: </text:p>
      <text:p text:style-name="P1">remote: Verifying deploy... done.</text:p>
      <text:p text:style-name="P1">To https://git.heroku.com/powerful-journey-8901.git</text:p>
      <text:p text:style-name="P1">• [new branch] <text:s text:c="5"/>master -&gt; master</text:p>
      <text:p text:style-name="P1"></text:p>
      <text:p text:style-name="P1">https://devcenter.heroku.com/articles/getting-started-with-ruby#view-logs</text:p>
      <text:p text:style-name="P1">https://devcenter.heroku.com/articles/getting-started-with-ruby#define-a-procfile</text:p>
      <text:p text:style-name="P1"></text:p>
      <text:p text:style-name="P1"></text:p>
      <text:p text:style-name="P1">local execution</text:p>
      <text:p text:style-name="P1">https://devcenter.heroku.com/articles/getting-started-with-ruby#run-the-app-locally</text:p>
      <text:p text:style-name="P1"></text:p>
      <text:h text:style-name="Heading_20_1" text:outline-level="1">API client </text:h>
      <text:p text:style-name="P1"></text:p>
      <text:p text:style-name="P1">Name</text:p>
      <text:p text:style-name="P1">Assist.Network</text:p>
      <text:p text:style-name="P1">OAuth Callback URL </text:p>
      <text:p text:style-name="P2">https://assist.network/auth/callback</text:p>
      <text:p text:style-name="P1">ID </text:p>
      <text:p text:style-name="P2">1ceb9478-66e7-430c-8799-2015727ac617</text:p>
      <text:p text:style-name="P1">Secret</text:p>
      <text:p text:style-name="P2">181e64db-8e21-42ea-b880-d64b89a646a1</text:p>
      <text:p text:style-name="P1"></text:p>
      <text:p text:style-name="P1">Use the following code to set up your app for local development.</text:p>
      <text:p text:style-name="P1"></text:p>
      <text:p text:style-name="P1">heroku config:add \</text:p>
      <text:p text:style-name="P1"><text:s text:c="2"/>HEROKU_OAUTH_ID=1ceb9478-66e7-430c-8799-2015727ac617 \</text:p>
      <text:p text:style-name="P1"><text:soft-page-break/><text:s text:c="2"/>HEROKU_OAUTH_SECRET=181e64db-8e21-42ea-b880-d64b89a646a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or </meta:initial-creator>
    <meta:creation-date>2015-09-16T07:50:01.806779067</meta:creation-date>
    <dc:date>2015-09-16T07:51:34.958037641</dc:date>
    <dc:creator>gabor </dc:creator>
    <meta:editing-duration>P0D</meta:editing-duration>
    <meta:editing-cycles>1</meta:editing-cycles>
    <meta:document-statistic meta:table-count="0" meta:image-count="0" meta:object-count="0" meta:page-count="4" meta:paragraph-count="135" meta:word-count="704" meta:character-count="7165" meta:non-whitespace-character-count="5892"/>
    <meta:generator>LibreOffice/4.2.8.2$Linux_X86_64 LibreOffice_project/420m0$Build-2</meta:generator>
  </office:meta>
</office:document-meta>
</file>